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3508in"/>
    </style:style>
    <style:style style:name="co2" style:family="table-column">
      <style:table-column-properties fo:break-before="auto" style:column-width="1.0472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0.6598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8120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 style:data-style-name="N8001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>
            <text:p>Team me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Hours</text:p>
          </table:table-cell>
          <table:table-cell table:number-columns-repeated="1020"/>
        </table:table-row>
        <table:table-row table:style-name="ro1">
          <table:table-cell office:value-type="string">
            <text:p>Adhin Abdallah Muhammad <text:s/>Sidik</text:p>
          </table:table-cell>
          <table:table-cell/>
          <table:table-cell office:value-type="string">
            <text:p>22:12:05</text:p>
          </table:table-cell>
          <table:table-cell table:style-name="ce3" office:value-type="float" office:value="22.2">
            <text:p>22.2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08:12:14</text:p>
          </table:table-cell>
          <table:table-cell table:style-name="ce3" office:value-type="float" office:value="8.2">
            <text:p>8.2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4">
            <text:p>12/24/2025</text:p>
          </table:table-cell>
          <table:table-cell office:value-type="string">
            <text:p>07:07:39</text:p>
          </table:table-cell>
          <table:table-cell table:style-name="ce3" office:value-type="float" office:value="7.13">
            <text:p>7.1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2">
            <text:p>1/2/2026</text:p>
          </table:table-cell>
          <table:table-cell office:value-type="string">
            <text:p>06:52:12</text:p>
          </table:table-cell>
          <table:table-cell table:style-name="ce3" office:value-type="float" office:value="6.87">
            <text:p>6.87</text:p>
          </table:table-cell>
          <table:table-cell table:number-columns-repeated="1020"/>
        </table:table-row>
        <table:table-row table:style-name="ro1">
          <table:table-cell office:value-type="string">
            <text:p>Aditya Pratama Himawan</text:p>
          </table:table-cell>
          <table:table-cell/>
          <table:table-cell office:value-type="string">
            <text:p>46:53:08</text:p>
          </table:table-cell>
          <table:table-cell table:style-name="ce3" office:value-type="float" office:value="46.89">
            <text:p>46.8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10:00:00</text:p>
          </table:table-cell>
          <table:table-cell table:style-name="ce4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13:16:11</text:p>
          </table:table-cell>
          <table:table-cell table:style-name="ce3" office:value-type="float" office:value="13.27">
            <text:p>13.2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23:36:57</text:p>
          </table:table-cell>
          <table:table-cell table:style-name="ce3" office:value-type="float" office:value="23.62">
            <text:p>23.6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0:00:00</text:p>
          </table:table-cell>
          <table:table-cell table:style-name="ce4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isyah Nurul Izzah Adma</text:p>
          </table:table-cell>
          <table:table-cell/>
          <table:table-cell office:value-type="string">
            <text:p>22:33:26</text:p>
          </table:table-cell>
          <table:table-cell table:style-name="ce3" office:value-type="float" office:value="22.56">
            <text:p>22.5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22:33:26</text:p>
          </table:table-cell>
          <table:table-cell table:style-name="ce3" office:value-type="float" office:value="22.56">
            <text:p>22.56</text:p>
          </table:table-cell>
          <table:table-cell table:number-columns-repeated="1020"/>
        </table:table-row>
        <table:table-row table:style-name="ro1">
          <table:table-cell office:value-type="string">
            <text:p>Amabel Jacinta Bahtera</text:p>
          </table:table-cell>
          <table:table-cell/>
          <table:table-cell office:value-type="string">
            <text:p>106:09:26</text:p>
          </table:table-cell>
          <table:table-cell table:style-name="ce3" office:value-type="float" office:value="106.16">
            <text:p>106.1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7:40:00</text:p>
          </table:table-cell>
          <table:table-cell table:style-name="ce3" office:value-type="float" office:value="7.67">
            <text:p>7.6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07:20:00</text:p>
          </table:table-cell>
          <table:table-cell table:style-name="ce3" office:value-type="float" office:value="7.33">
            <text:p>7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08:35:00</text:p>
          </table:table-cell>
          <table:table-cell table:style-name="ce3" office:value-type="float" office:value="8.58">
            <text:p>8.5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8:00:00</text:p>
          </table:table-cell>
          <table:table-cell table:style-name="ce4"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8">
            <text:p>12/18/2025</text:p>
          </table:table-cell>
          <table:table-cell office:value-type="string">
            <text:p>07:19:00</text:p>
          </table:table-cell>
          <table:table-cell table:style-name="ce3" office:value-type="float" office:value="7.32">
            <text:p>7.3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9">
            <text:p>12/29/2025</text:p>
          </table:table-cell>
          <table:table-cell office:value-type="string">
            <text:p>07:30:00</text:p>
          </table:table-cell>
          <table:table-cell table:style-name="ce3" office:value-type="float" office:value="7.5">
            <text:p>7.5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30">
            <text:p>12/30/2025</text:p>
          </table:table-cell>
          <table:table-cell office:value-type="string">
            <text:p>07:26:00</text:p>
          </table:table-cell>
          <table:table-cell table:style-name="ce3" office:value-type="float" office:value="7.43">
            <text:p>7.4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31">
            <text:p>12/31/2025</text:p>
          </table:table-cell>
          <table:table-cell office:value-type="string">
            <text:p>07:26:00</text:p>
          </table:table-cell>
          <table:table-cell table:style-name="ce3" office:value-type="float" office:value="7.43">
            <text:p>7.4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2">
            <text:p>1/2/2026</text:p>
          </table:table-cell>
          <table:table-cell office:value-type="string">
            <text:p>08:00:00</text:p>
          </table:table-cell>
          <table:table-cell table:style-name="ce4"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5">
            <text:p>1/5/2026</text:p>
          </table:table-cell>
          <table:table-cell office:value-type="string">
            <text:p>07:26:00</text:p>
          </table:table-cell>
          <table:table-cell table:style-name="ce3" office:value-type="float" office:value="7.43">
            <text:p>7.4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6">
            <text:p>1/6/2026</text:p>
          </table:table-cell>
          <table:table-cell office:value-type="string">
            <text:p>07:30:00</text:p>
          </table:table-cell>
          <table:table-cell table:style-name="ce3" office:value-type="float" office:value="7.5">
            <text:p>7.5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7">
            <text:p>1/7/2026</text:p>
          </table:table-cell>
          <table:table-cell office:value-type="string">
            <text:p>08:00:00</text:p>
          </table:table-cell>
          <table:table-cell table:style-name="ce4"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8">
            <text:p>1/8/2026</text:p>
          </table:table-cell>
          <table:table-cell office:value-type="string">
            <text:p>07:20:00</text:p>
          </table:table-cell>
          <table:table-cell table:style-name="ce3" office:value-type="float" office:value="7.33">
            <text:p>7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9">
            <text:p>1/9/2026</text:p>
          </table:table-cell>
          <table:table-cell office:value-type="string">
            <text:p>06:37:26</text:p>
          </table:table-cell>
          <table:table-cell table:style-name="ce3" office:value-type="float" office:value="6.62">
            <text:p>6.62</text:p>
          </table:table-cell>
          <table:table-cell table:number-columns-repeated="1020"/>
        </table:table-row>
        <table:table-row table:style-name="ro1">
          <table:table-cell office:value-type="string">
            <text:p>Arfendo Christian Susanto</text:p>
          </table:table-cell>
          <table:table-cell/>
          <table:table-cell office:value-type="string">
            <text:p>90:02:00</text:p>
          </table:table-cell>
          <table:table-cell table:style-name="ce3" office:value-type="float" office:value="90.03">
            <text:p>90.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9:02:00</text:p>
          </table:table-cell>
          <table:table-cell table:style-name="ce3" office:value-type="float" office:value="9.03">
            <text:p>9.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2">
            <text:p>12/22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3">
            <text:p>12/23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9">
            <text:p>12/29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5">
            <text:p>1/5/2026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6">
            <text:p>1/6/2026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7">
            <text:p>1/7/2026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8">
            <text:p>1/8/2026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Asri Christine Lubis</text:p>
          </table:table-cell>
          <table:table-cell/>
          <table:table-cell office:value-type="string">
            <text:p>00:00:18</text:p>
          </table:table-cell>
          <table:table-cell table:style-name="ce3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9">
            <text:p>1/9/2026</text:p>
          </table:table-cell>
          <table:table-cell office:value-type="string">
            <text:p>00:00:18</text:p>
          </table:table-cell>
          <table:table-cell table:style-name="ce3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Bryan Christofer Wijaya</text:p>
          </table:table-cell>
          <table:table-cell/>
          <table:table-cell office:value-type="string">
            <text:p>45:25:00</text:p>
          </table:table-cell>
          <table:table-cell table:style-name="ce3" office:value-type="float" office:value="45.42">
            <text:p>45.4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0:00:10</text:p>
          </table:table-cell>
          <table:table-cell table:style-name="ce3" office:value-type="float" office:value="0">
            <text:p>0.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08:38:43</text:p>
          </table:table-cell>
          <table:table-cell table:style-name="ce3" office:value-type="float" office:value="8.65">
            <text:p>8.6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08:16:49</text:p>
          </table:table-cell>
          <table:table-cell table:style-name="ce3" office:value-type="float" office:value="8.28">
            <text:p>8.2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28:29:18</text:p>
          </table:table-cell>
          <table:table-cell table:style-name="ce3" office:value-type="float" office:value="28.49">
            <text:p>28.49</text:p>
          </table:table-cell>
          <table:table-cell table:number-columns-repeated="1020"/>
        </table:table-row>
        <table:table-row table:style-name="ro1">
          <table:table-cell office:value-type="string">
            <text:p>Bugishano Kasenda</text:p>
          </table:table-cell>
          <table:table-cell/>
          <table:table-cell office:value-type="string">
            <text:p>36:35:15</text:p>
          </table:table-cell>
          <table:table-cell table:style-name="ce3" office:value-type="float" office:value="36.59">
            <text:p>36.5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04:00:59</text:p>
          </table:table-cell>
          <table:table-cell table:style-name="ce3" office:value-type="float" office:value="4.02">
            <text:p>4.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19:23:27</text:p>
          </table:table-cell>
          <table:table-cell table:style-name="ce3" office:value-type="float" office:value="19.39">
            <text:p>19.3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13:10:49</text:p>
          </table:table-cell>
          <table:table-cell table:style-name="ce3" office:value-type="float" office:value="13.18">
            <text:p>13.18</text:p>
          </table:table-cell>
          <table:table-cell table:number-columns-repeated="1020"/>
        </table:table-row>
        <table:table-row table:style-name="ro1">
          <table:table-cell office:value-type="string">
            <text:p>Cherishtara <text:s/>Chrysandrea Ray Ray</text:p>
          </table:table-cell>
          <table:table-cell/>
          <table:table-cell office:value-type="string">
            <text:p>110:50:48</text:p>
          </table:table-cell>
          <table:table-cell table:style-name="ce3" office:value-type="float" office:value="110.85">
            <text:p>110.8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3">
            <text:p>12/23/2025</text:p>
          </table:table-cell>
          <table:table-cell office:value-type="string">
            <text:p>07:35:11</text:p>
          </table:table-cell>
          <table:table-cell table:style-name="ce3" office:value-type="float" office:value="7.59">
            <text:p>7.5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4">
            <text:p>12/24/2025</text:p>
          </table:table-cell>
          <table:table-cell office:value-type="string">
            <text:p>15:30:07</text:p>
          </table:table-cell>
          <table:table-cell table:style-name="ce3" office:value-type="float" office:value="15.5">
            <text:p>15.5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6">
            <text:p>12/26/2025</text:p>
          </table:table-cell>
          <table:table-cell office:value-type="string">
            <text:p>11:40:44</text:p>
          </table:table-cell>
          <table:table-cell table:style-name="ce3" office:value-type="float" office:value="11.68">
            <text:p>11.6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9">
            <text:p>12/29/2025</text:p>
          </table:table-cell>
          <table:table-cell office:value-type="string">
            <text:p>08:38:55</text:p>
          </table:table-cell>
          <table:table-cell table:style-name="ce3" office:value-type="float" office:value="8.65">
            <text:p>8.6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30">
            <text:p>12/30/2025</text:p>
          </table:table-cell>
          <table:table-cell office:value-type="string">
            <text:p>11:07:30</text:p>
          </table:table-cell>
          <table:table-cell table:style-name="ce3" office:value-type="float" office:value="11.13">
            <text:p>11.1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31">
            <text:p>12/31/2025</text:p>
          </table:table-cell>
          <table:table-cell office:value-type="string">
            <text:p>56:18:21</text:p>
          </table:table-cell>
          <table:table-cell table:style-name="ce3" office:value-type="float" office:value="56.31">
            <text:p>56.31</text:p>
          </table:table-cell>
          <table:table-cell table:number-columns-repeated="1020"/>
        </table:table-row>
        <table:table-row table:style-name="ro1">
          <table:table-cell office:value-type="string">
            <text:p>Dhea Rani Salsabila</text:p>
          </table:table-cell>
          <table:table-cell/>
          <table:table-cell office:value-type="string">
            <text:p>24:37:05</text:p>
          </table:table-cell>
          <table:table-cell table:style-name="ce3" office:value-type="float" office:value="24.62">
            <text:p>24.6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24:37:05</text:p>
          </table:table-cell>
          <table:table-cell table:style-name="ce3" office:value-type="float" office:value="24.62">
            <text:p>24.62</text:p>
          </table:table-cell>
          <table:table-cell table:number-columns-repeated="1020"/>
        </table:table-row>
        <table:table-row table:style-name="ro1">
          <table:table-cell office:value-type="string">
            <text:p>Dominic Miracle Tjandrata</text:p>
          </table:table-cell>
          <table:table-cell/>
          <table:table-cell office:value-type="string">
            <text:p>37:00:41</text:p>
          </table:table-cell>
          <table:table-cell table:style-name="ce3" office:value-type="float" office:value="37.01">
            <text:p>37.0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8:00:00</text:p>
          </table:table-cell>
          <table:table-cell table:style-name="ce4"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09:14:05</text:p>
          </table:table-cell>
          <table:table-cell table:style-name="ce3" office:value-type="float" office:value="9.23">
            <text:p>9.2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09:24:52</text:p>
          </table:table-cell>
          <table:table-cell table:style-name="ce3" office:value-type="float" office:value="9.41">
            <text:p>9.4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10:21:44</text:p>
          </table:table-cell>
          <table:table-cell table:style-name="ce3" office:value-type="float" office:value="10.36">
            <text:p>10.36</text:p>
          </table:table-cell>
          <table:table-cell table:number-columns-repeated="1020"/>
        </table:table-row>
        <table:table-row table:style-name="ro1">
          <table:table-cell office:value-type="string">
            <text:p>Dominique Dominique</text:p>
          </table:table-cell>
          <table:table-cell/>
          <table:table-cell office:value-type="string">
            <text:p>32:52:50</text:p>
          </table:table-cell>
          <table:table-cell table:style-name="ce3" office:value-type="float" office:value="32.88">
            <text:p>32.8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11:00:00</text:p>
          </table:table-cell>
          <table:table-cell table:style-name="ce4" office:value-type="float" office:value="11">
            <text:p>1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21:52:50</text:p>
          </table:table-cell>
          <table:table-cell table:style-name="ce3" office:value-type="float" office:value="21.88">
            <text:p>21.88</text:p>
          </table:table-cell>
          <table:table-cell table:number-columns-repeated="1020"/>
        </table:table-row>
        <table:table-row table:style-name="ro1">
          <table:table-cell office:value-type="string">
            <text:p>Eleon Angeleo</text:p>
          </table:table-cell>
          <table:table-cell/>
          <table:table-cell office:value-type="string">
            <text:p>236:07:35</text:p>
          </table:table-cell>
          <table:table-cell table:style-name="ce3" office:value-type="float" office:value="236.13">
            <text:p>236.1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01:53:13</text:p>
          </table:table-cell>
          <table:table-cell table:style-name="ce3" office:value-type="float" office:value="1.89">
            <text:p>1.8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09:15:25</text:p>
          </table:table-cell>
          <table:table-cell table:style-name="ce3" office:value-type="float" office:value="9.26">
            <text:p>9.2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9:12:59</text:p>
          </table:table-cell>
          <table:table-cell table:style-name="ce3" office:value-type="float" office:value="9.22">
            <text:p>9.2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08:00:44</text:p>
          </table:table-cell>
          <table:table-cell table:style-name="ce3" office:value-type="float" office:value="8.01">
            <text:p>8.0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2">
            <text:p>12/22/2025</text:p>
          </table:table-cell>
          <table:table-cell office:value-type="string">
            <text:p>32:18:41</text:p>
          </table:table-cell>
          <table:table-cell table:style-name="ce3" office:value-type="float" office:value="32.31">
            <text:p>32.3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6">
            <text:p>12/26/2025</text:p>
          </table:table-cell>
          <table:table-cell office:value-type="string">
            <text:p>175:26:33</text:p>
          </table:table-cell>
          <table:table-cell table:style-name="ce3" office:value-type="float" office:value="175.44">
            <text:p>175.44</text:p>
          </table:table-cell>
          <table:table-cell table:number-columns-repeated="1020"/>
        </table:table-row>
        <table:table-row table:style-name="ro1">
          <table:table-cell office:value-type="string">
            <text:p>Evan Hutomo Eka Putranto</text:p>
          </table:table-cell>
          <table:table-cell/>
          <table:table-cell office:value-type="string">
            <text:p>00:00:00</text:p>
          </table:table-cell>
          <table:table-cell table:style-name="ce4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0:00:00</text:p>
          </table:table-cell>
          <table:table-cell table:style-name="ce4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aris Kurnia Ardi</text:p>
          </table:table-cell>
          <table:table-cell/>
          <table:table-cell office:value-type="string">
            <text:p>14:25:20</text:p>
          </table:table-cell>
          <table:table-cell table:style-name="ce3" office:value-type="float" office:value="14.42">
            <text:p>14.4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14:25:20</text:p>
          </table:table-cell>
          <table:table-cell table:style-name="ce3" office:value-type="float" office:value="14.42">
            <text:p>14.42</text:p>
          </table:table-cell>
          <table:table-cell table:number-columns-repeated="1020"/>
        </table:table-row>
        <table:table-row table:style-name="ro1">
          <table:table-cell office:value-type="string">
            <text:p>Firda Adha Cahyanti</text:p>
          </table:table-cell>
          <table:table-cell/>
          <table:table-cell office:value-type="string">
            <text:p>45:36:15</text:p>
          </table:table-cell>
          <table:table-cell table:style-name="ce3" office:value-type="float" office:value="45.6">
            <text:p>45.6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2">
            <text:p>12/22/2025</text:p>
          </table:table-cell>
          <table:table-cell office:value-type="string">
            <text:p>09:34:16</text:p>
          </table:table-cell>
          <table:table-cell table:style-name="ce3" office:value-type="float" office:value="9.57">
            <text:p>9.5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3">
            <text:p>12/23/2025</text:p>
          </table:table-cell>
          <table:table-cell office:value-type="string">
            <text:p>09:31:13</text:p>
          </table:table-cell>
          <table:table-cell table:style-name="ce3" office:value-type="float" office:value="9.52">
            <text:p>9.5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4">
            <text:p>12/24/2025</text:p>
          </table:table-cell>
          <table:table-cell office:value-type="string">
            <text:p>08:24:31</text:p>
          </table:table-cell>
          <table:table-cell table:style-name="ce3" office:value-type="float" office:value="8.41">
            <text:p>8.4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6">
            <text:p>12/26/2025</text:p>
          </table:table-cell>
          <table:table-cell office:value-type="string">
            <text:p>08:43:15</text:p>
          </table:table-cell>
          <table:table-cell table:style-name="ce3" office:value-type="float" office:value="8.72">
            <text:p>8.7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9">
            <text:p>12/29/2025</text:p>
          </table:table-cell>
          <table:table-cell office:value-type="string">
            <text:p>09:23:00</text:p>
          </table:table-cell>
          <table:table-cell table:style-name="ce3" office:value-type="float" office:value="9.38">
            <text:p>9.38</text:p>
          </table:table-cell>
          <table:table-cell table:number-columns-repeated="1020"/>
        </table:table-row>
        <table:table-row table:style-name="ro1">
          <table:table-cell office:value-type="string">
            <text:p>Gede Sumerta Yoga</text:p>
          </table:table-cell>
          <table:table-cell/>
          <table:table-cell office:value-type="string">
            <text:p>266:53:20</text:p>
          </table:table-cell>
          <table:table-cell table:style-name="ce3" office:value-type="float" office:value="266.89">
            <text:p>266.8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9:05:00</text:p>
          </table:table-cell>
          <table:table-cell table:style-name="ce3" office:value-type="float" office:value="9.08">
            <text:p>9.0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8">
            <text:p>12/18/2025</text:p>
          </table:table-cell>
          <table:table-cell office:value-type="string">
            <text:p>09:41:00</text:p>
          </table:table-cell>
          <table:table-cell table:style-name="ce3" office:value-type="float" office:value="9.68">
            <text:p>9.6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09:32:00</text:p>
          </table:table-cell>
          <table:table-cell table:style-name="ce3" office:value-type="float" office:value="9.53">
            <text:p>9.5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2">
            <text:p>12/22/2025</text:p>
          </table:table-cell>
          <table:table-cell office:value-type="string">
            <text:p>23:59:10</text:p>
          </table:table-cell>
          <table:table-cell table:style-name="ce3" office:value-type="float" office:value="23.99">
            <text:p>23.9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3">
            <text:p>12/23/2025</text:p>
          </table:table-cell>
          <table:table-cell office:value-type="string">
            <text:p>23:06:43</text:p>
          </table:table-cell>
          <table:table-cell table:style-name="ce3" office:value-type="float" office:value="23.11">
            <text:p>23.1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4">
            <text:p>12/24/2025</text:p>
          </table:table-cell>
          <table:table-cell office:value-type="string">
            <text:p>30:51:21</text:p>
          </table:table-cell>
          <table:table-cell table:style-name="ce3" office:value-type="float" office:value="30.86">
            <text:p>30.8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6">
            <text:p>12/26/2025</text:p>
          </table:table-cell>
          <table:table-cell office:value-type="string">
            <text:p>72:02:17</text:p>
          </table:table-cell>
          <table:table-cell table:style-name="ce3" office:value-type="float" office:value="72.04">
            <text:p>72.0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9">
            <text:p>12/29/2025</text:p>
          </table:table-cell>
          <table:table-cell office:value-type="string">
            <text:p>09:30:00</text:p>
          </table:table-cell>
          <table:table-cell table:style-name="ce3" office:value-type="float" office:value="9.5">
            <text:p>9.5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30">
            <text:p>12/30/2025</text:p>
          </table:table-cell>
          <table:table-cell office:value-type="string">
            <text:p>09:30:37</text:p>
          </table:table-cell>
          <table:table-cell table:style-name="ce3" office:value-type="float" office:value="9.51">
            <text:p>9.5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31">
            <text:p>12/31/2025</text:p>
          </table:table-cell>
          <table:table-cell office:value-type="string">
            <text:p>08:29:49</text:p>
          </table:table-cell>
          <table:table-cell table:style-name="ce3" office:value-type="float" office:value="8.5">
            <text:p>8.5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2">
            <text:p>1/2/2026</text:p>
          </table:table-cell>
          <table:table-cell office:value-type="string">
            <text:p>09:50:00</text:p>
          </table:table-cell>
          <table:table-cell table:style-name="ce3" office:value-type="float" office:value="9.83">
            <text:p>9.8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5">
            <text:p>1/5/2026</text:p>
          </table:table-cell>
          <table:table-cell office:value-type="string">
            <text:p>09:41:00</text:p>
          </table:table-cell>
          <table:table-cell table:style-name="ce3" office:value-type="float" office:value="9.68">
            <text:p>9.6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6">
            <text:p>1/6/2026</text:p>
          </table:table-cell>
          <table:table-cell office:value-type="string">
            <text:p>15:37:00</text:p>
          </table:table-cell>
          <table:table-cell table:style-name="ce3" office:value-type="float" office:value="15.62">
            <text:p>15.6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8">
            <text:p>1/8/2026</text:p>
          </table:table-cell>
          <table:table-cell office:value-type="string">
            <text:p>09:51:53</text:p>
          </table:table-cell>
          <table:table-cell table:style-name="ce3" office:value-type="float" office:value="9.86">
            <text:p>9.8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9">
            <text:p>1/9/2026</text:p>
          </table:table-cell>
          <table:table-cell office:value-type="string">
            <text:p>16:05:30</text:p>
          </table:table-cell>
          <table:table-cell table:style-name="ce3" office:value-type="float" office:value="16.09">
            <text:p>16.09</text:p>
          </table:table-cell>
          <table:table-cell table:number-columns-repeated="1020"/>
        </table:table-row>
        <table:table-row table:style-name="ro1">
          <table:table-cell office:value-type="string">
            <text:p>Ghulam Izzul Fuad</text:p>
          </table:table-cell>
          <table:table-cell/>
          <table:table-cell office:value-type="string">
            <text:p>20:11:55</text:p>
          </table:table-cell>
          <table:table-cell table:style-name="ce3" office:value-type="float" office:value="20.2">
            <text:p>20.2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0:00:46</text:p>
          </table:table-cell>
          <table:table-cell table:style-name="ce3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2">
            <text:p>12/22/2025</text:p>
          </table:table-cell>
          <table:table-cell office:value-type="string">
            <text:p>09:17:36</text:p>
          </table:table-cell>
          <table:table-cell table:style-name="ce3" office:value-type="float" office:value="9.29">
            <text:p>9.2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3">
            <text:p>12/23/2025</text:p>
          </table:table-cell>
          <table:table-cell office:value-type="string">
            <text:p>10:53:33</text:p>
          </table:table-cell>
          <table:table-cell table:style-name="ce3" office:value-type="float" office:value="10.89">
            <text:p>10.89</text:p>
          </table:table-cell>
          <table:table-cell table:number-columns-repeated="1020"/>
        </table:table-row>
        <table:table-row table:style-name="ro1">
          <table:table-cell office:value-type="string">
            <text:p>Hansel Julio Tjahyadi</text:p>
          </table:table-cell>
          <table:table-cell/>
          <table:table-cell office:value-type="string">
            <text:p>110:55:18</text:p>
          </table:table-cell>
          <table:table-cell table:style-name="ce3" office:value-type="float" office:value="110.92">
            <text:p>110.9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9:15:16</text:p>
          </table:table-cell>
          <table:table-cell table:style-name="ce3" office:value-type="float" office:value="9.25">
            <text:p>9.2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09:05:49</text:p>
          </table:table-cell>
          <table:table-cell table:style-name="ce3" office:value-type="float" office:value="9.1">
            <text:p>9.1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09:09:32</text:p>
          </table:table-cell>
          <table:table-cell table:style-name="ce3" office:value-type="float" office:value="9.16">
            <text:p>9.1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9:32:25</text:p>
          </table:table-cell>
          <table:table-cell table:style-name="ce3" office:value-type="float" office:value="9.54">
            <text:p>9.5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8">
            <text:p>12/18/2025</text:p>
          </table:table-cell>
          <table:table-cell office:value-type="string">
            <text:p>08:57:40</text:p>
          </table:table-cell>
          <table:table-cell table:style-name="ce3" office:value-type="float" office:value="8.96">
            <text:p>8.9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09:13:41</text:p>
          </table:table-cell>
          <table:table-cell table:style-name="ce3" office:value-type="float" office:value="9.23">
            <text:p>9.2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2">
            <text:p>1/2/2026</text:p>
          </table:table-cell>
          <table:table-cell office:value-type="string">
            <text:p>09:09:27</text:p>
          </table:table-cell>
          <table:table-cell table:style-name="ce3" office:value-type="float" office:value="9.16">
            <text:p>9.1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5">
            <text:p>1/5/2026</text:p>
          </table:table-cell>
          <table:table-cell office:value-type="string">
            <text:p>09:22:31</text:p>
          </table:table-cell>
          <table:table-cell table:style-name="ce3" office:value-type="float" office:value="9.38">
            <text:p>9.3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6">
            <text:p>1/6/2026</text:p>
          </table:table-cell>
          <table:table-cell office:value-type="string">
            <text:p>09:23:14</text:p>
          </table:table-cell>
          <table:table-cell table:style-name="ce3" office:value-type="float" office:value="9.39">
            <text:p>9.3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7">
            <text:p>1/7/2026</text:p>
          </table:table-cell>
          <table:table-cell office:value-type="string">
            <text:p>09:15:38</text:p>
          </table:table-cell>
          <table:table-cell table:style-name="ce3" office:value-type="float" office:value="9.26">
            <text:p>9.2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8">
            <text:p>1/8/2026</text:p>
          </table:table-cell>
          <table:table-cell office:value-type="string">
            <text:p>09:17:42</text:p>
          </table:table-cell>
          <table:table-cell table:style-name="ce3" office:value-type="float" office:value="9.3">
            <text:p>9.3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9">
            <text:p>1/9/2026</text:p>
          </table:table-cell>
          <table:table-cell office:value-type="string">
            <text:p>09:12:23</text:p>
          </table:table-cell>
          <table:table-cell table:style-name="ce3" office:value-type="float" office:value="9.21">
            <text:p>9.21</text:p>
          </table:table-cell>
          <table:table-cell table:number-columns-repeated="1020"/>
        </table:table-row>
        <table:table-row table:style-name="ro1">
          <table:table-cell office:value-type="string">
            <text:p>Jason Caleb Erwin Piay</text:p>
          </table:table-cell>
          <table:table-cell/>
          <table:table-cell office:value-type="string">
            <text:p>00:00:06</text:p>
          </table:table-cell>
          <table:table-cell table:style-name="ce3" office:value-type="float" office:value="0">
            <text:p>0.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0:00:06</text:p>
          </table:table-cell>
          <table:table-cell table:style-name="ce3" office:value-type="float" office:value="0">
            <text:p>0.00</text:p>
          </table:table-cell>
          <table:table-cell table:number-columns-repeated="1020"/>
        </table:table-row>
        <table:table-row table:style-name="ro1">
          <table:table-cell office:value-type="string">
            <text:p>Johndy Panca</text:p>
          </table:table-cell>
          <table:table-cell/>
          <table:table-cell office:value-type="string">
            <text:p>119:00:00</text:p>
          </table:table-cell>
          <table:table-cell table:style-name="ce4" office:value-type="float" office:value="119">
            <text:p>11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8">
            <text:p>12/18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6">
            <text:p>12/26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31">
            <text:p>12/31/2025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2">
            <text:p>1/2/2026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5">
            <text:p>1/5/2026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6">
            <text:p>1/6/2026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7">
            <text:p>1/7/2026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8">
            <text:p>1/8/2026</text:p>
          </table:table-cell>
          <table:table-cell office:value-type="string">
            <text:p>11:00:00</text:p>
          </table:table-cell>
          <table:table-cell table:style-name="ce4" office:value-type="float" office:value="11">
            <text:p>1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9">
            <text:p>1/9/2026</text:p>
          </table:table-cell>
          <table:table-cell office:value-type="string">
            <text:p>09:00:00</text:p>
          </table:table-cell>
          <table:table-cell table:style-name="ce4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Koong Pok</text:p>
          </table:table-cell>
          <table:table-cell/>
          <table:table-cell office:value-type="string">
            <text:p>28:29:22</text:p>
          </table:table-cell>
          <table:table-cell table:style-name="ce3" office:value-type="float" office:value="28.49">
            <text:p>28.4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9:30:00</text:p>
          </table:table-cell>
          <table:table-cell table:style-name="ce3" office:value-type="float" office:value="9.5">
            <text:p>9.5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09:01:31</text:p>
          </table:table-cell>
          <table:table-cell table:style-name="ce3" office:value-type="float" office:value="9.03">
            <text:p>9.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9:57:51</text:p>
          </table:table-cell>
          <table:table-cell table:style-name="ce3" office:value-type="float" office:value="9.96">
            <text:p>9.96</text:p>
          </table:table-cell>
          <table:table-cell table:number-columns-repeated="1020"/>
        </table:table-row>
        <table:table-row table:style-name="ro1">
          <table:table-cell office:value-type="string">
            <text:p>Lone Druid</text:p>
          </table:table-cell>
          <table:table-cell/>
          <table:table-cell office:value-type="string">
            <text:p>20:34:25</text:p>
          </table:table-cell>
          <table:table-cell table:style-name="ce3" office:value-type="float" office:value="20.57">
            <text:p>20.5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20:34:25</text:p>
          </table:table-cell>
          <table:table-cell table:style-name="ce3" office:value-type="float" office:value="20.57">
            <text:p>20.57</text:p>
          </table:table-cell>
          <table:table-cell table:number-columns-repeated="1020"/>
        </table:table-row>
        <table:table-row table:style-name="ro1">
          <table:table-cell office:value-type="string">
            <text:p>Matthew Eucharist</text:p>
          </table:table-cell>
          <table:table-cell/>
          <table:table-cell office:value-type="string">
            <text:p>348:33:17</text:p>
          </table:table-cell>
          <table:table-cell table:style-name="ce3" office:value-type="float" office:value="348.55">
            <text:p>348.5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06:30:37</text:p>
          </table:table-cell>
          <table:table-cell table:style-name="ce3" office:value-type="float" office:value="6.51">
            <text:p>6.5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10:05:37</text:p>
          </table:table-cell>
          <table:table-cell table:style-name="ce3" office:value-type="float" office:value="10.09">
            <text:p>10.0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8">
            <text:p>12/18/2025</text:p>
          </table:table-cell>
          <table:table-cell office:value-type="string">
            <text:p>23:32:53</text:p>
          </table:table-cell>
          <table:table-cell table:style-name="ce3" office:value-type="float" office:value="23.55">
            <text:p>23.5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10:49:26</text:p>
          </table:table-cell>
          <table:table-cell table:style-name="ce3" office:value-type="float" office:value="10.82">
            <text:p>10.8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9">
            <text:p>12/29/2025</text:p>
          </table:table-cell>
          <table:table-cell office:value-type="string">
            <text:p>24:18:46</text:p>
          </table:table-cell>
          <table:table-cell table:style-name="ce3" office:value-type="float" office:value="24.31">
            <text:p>24.3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30">
            <text:p>12/30/2025</text:p>
          </table:table-cell>
          <table:table-cell office:value-type="string">
            <text:p>09:00:06</text:p>
          </table:table-cell>
          <table:table-cell table:style-name="ce3" office:value-type="float" office:value="9">
            <text:p>9.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31">
            <text:p>12/31/2025</text:p>
          </table:table-cell>
          <table:table-cell office:value-type="string">
            <text:p>48:28:25</text:p>
          </table:table-cell>
          <table:table-cell table:style-name="ce3" office:value-type="float" office:value="48.47">
            <text:p>48.4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2">
            <text:p>1/2/2026</text:p>
          </table:table-cell>
          <table:table-cell office:value-type="string">
            <text:p>71:22:21</text:p>
          </table:table-cell>
          <table:table-cell table:style-name="ce3" office:value-type="float" office:value="71.37">
            <text:p>71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5">
            <text:p>1/5/2026</text:p>
          </table:table-cell>
          <table:table-cell office:value-type="string">
            <text:p>15:44:33</text:p>
          </table:table-cell>
          <table:table-cell table:style-name="ce3" office:value-type="float" office:value="15.74">
            <text:p>15.7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6">
            <text:p>1/6/2026</text:p>
          </table:table-cell>
          <table:table-cell office:value-type="string">
            <text:p>22:58:33</text:p>
          </table:table-cell>
          <table:table-cell table:style-name="ce3" office:value-type="float" office:value="22.98">
            <text:p>22.9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7">
            <text:p>1/7/2026</text:p>
          </table:table-cell>
          <table:table-cell office:value-type="string">
            <text:p>09:41:18</text:p>
          </table:table-cell>
          <table:table-cell table:style-name="ce3" office:value-type="float" office:value="9.69">
            <text:p>9.6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8">
            <text:p>1/8/2026</text:p>
          </table:table-cell>
          <table:table-cell office:value-type="string">
            <text:p>23:47:59</text:p>
          </table:table-cell>
          <table:table-cell table:style-name="ce3" office:value-type="float" office:value="23.8">
            <text:p>23.8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9">
            <text:p>1/9/2026</text:p>
          </table:table-cell>
          <table:table-cell office:value-type="string">
            <text:p>72:12:43</text:p>
          </table:table-cell>
          <table:table-cell table:style-name="ce3" office:value-type="float" office:value="72.21">
            <text:p>72.21</text:p>
          </table:table-cell>
          <table:table-cell table:number-columns-repeated="1020"/>
        </table:table-row>
        <table:table-row table:style-name="ro1">
          <table:table-cell office:value-type="string">
            <text:p>Muh Hanan Abiyyi</text:p>
          </table:table-cell>
          <table:table-cell/>
          <table:table-cell office:value-type="string">
            <text:p>444:25:02</text:p>
          </table:table-cell>
          <table:table-cell table:style-name="ce3" office:value-type="float" office:value="444.42">
            <text:p>444.4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0:00:37</text:p>
          </table:table-cell>
          <table:table-cell table:style-name="ce3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3">
            <text:p>12/23/2025</text:p>
          </table:table-cell>
          <table:table-cell office:value-type="string">
            <text:p>07:30:02</text:p>
          </table:table-cell>
          <table:table-cell table:style-name="ce3" office:value-type="float" office:value="7.5">
            <text:p>7.5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4">
            <text:p>12/24/2025</text:p>
          </table:table-cell>
          <table:table-cell office:value-type="string">
            <text:p>47:00:27</text:p>
          </table:table-cell>
          <table:table-cell table:style-name="ce3" office:value-type="float" office:value="47.01">
            <text:p>47.0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6">
            <text:p>12/26/2025</text:p>
          </table:table-cell>
          <table:table-cell office:value-type="string">
            <text:p>389:53:56</text:p>
          </table:table-cell>
          <table:table-cell table:style-name="ce3" office:value-type="float" office:value="389.9">
            <text:p>389.90</text:p>
          </table:table-cell>
          <table:table-cell table:number-columns-repeated="1020"/>
        </table:table-row>
        <table:table-row table:style-name="ro1">
          <table:table-cell office:value-type="string">
            <text:p>Naradhipa M.S Bhary</text:p>
          </table:table-cell>
          <table:table-cell/>
          <table:table-cell office:value-type="string">
            <text:p>69:49:42</text:p>
          </table:table-cell>
          <table:table-cell table:style-name="ce3" office:value-type="float" office:value="69.83">
            <text:p>69.8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69:49:42</text:p>
          </table:table-cell>
          <table:table-cell table:style-name="ce3" office:value-type="float" office:value="69.83">
            <text:p>69.83</text:p>
          </table:table-cell>
          <table:table-cell table:number-columns-repeated="1020"/>
        </table:table-row>
        <table:table-row table:style-name="ro1">
          <table:table-cell office:value-type="string">
            <text:p>Nataniel David Tektanto</text:p>
          </table:table-cell>
          <table:table-cell/>
          <table:table-cell office:value-type="string">
            <text:p>527:14:42</text:p>
          </table:table-cell>
          <table:table-cell table:style-name="ce3" office:value-type="float" office:value="527.25">
            <text:p>527.2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0:00:44</text:p>
          </table:table-cell>
          <table:table-cell table:style-name="ce3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94:05:41</text:p>
          </table:table-cell>
          <table:table-cell table:style-name="ce3" office:value-type="float" office:value="94.09">
            <text:p>94.0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08:43:17</text:p>
          </table:table-cell>
          <table:table-cell table:style-name="ce3" office:value-type="float" office:value="8.72">
            <text:p>8.7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2">
            <text:p>12/22/2025</text:p>
          </table:table-cell>
          <table:table-cell office:value-type="string">
            <text:p>05:58:27</text:p>
          </table:table-cell>
          <table:table-cell table:style-name="ce3" office:value-type="float" office:value="5.97">
            <text:p>5.9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3">
            <text:p>12/23/2025</text:p>
          </table:table-cell>
          <table:table-cell office:value-type="string">
            <text:p>418:26:33</text:p>
          </table:table-cell>
          <table:table-cell table:style-name="ce3" office:value-type="float" office:value="418.44">
            <text:p>418.44</text:p>
          </table:table-cell>
          <table:table-cell table:number-columns-repeated="1020"/>
        </table:table-row>
        <table:table-row table:style-name="ro1">
          <table:table-cell office:value-type="string">
            <text:p>Noel Christevent Mandak</text:p>
          </table:table-cell>
          <table:table-cell/>
          <table:table-cell office:value-type="string">
            <text:p>475:03:59</text:p>
          </table:table-cell>
          <table:table-cell table:style-name="ce3" office:value-type="float" office:value="475.07">
            <text:p>475.0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19:54:15</text:p>
          </table:table-cell>
          <table:table-cell table:style-name="ce3" office:value-type="float" office:value="19.9">
            <text:p>19.9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8">
            <text:p>12/18/2025</text:p>
          </table:table-cell>
          <table:table-cell office:value-type="string">
            <text:p>455:09:44</text:p>
          </table:table-cell>
          <table:table-cell table:style-name="ce3" office:value-type="float" office:value="455.16">
            <text:p>455.1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6">
            <text:p>1/6/2026</text:p>
          </table:table-cell>
          <table:table-cell office:value-type="string">
            <text:p>00:00:00</text:p>
          </table:table-cell>
          <table:table-cell table:style-name="ce4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Quinn Lukman</text:p>
          </table:table-cell>
          <table:table-cell/>
          <table:table-cell office:value-type="string">
            <text:p>135:52:17</text:p>
          </table:table-cell>
          <table:table-cell table:style-name="ce3" office:value-type="float" office:value="135.87">
            <text:p>135.8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135:52:06</text:p>
          </table:table-cell>
          <table:table-cell table:style-name="ce3" office:value-type="float" office:value="135.87">
            <text:p>135.8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9">
            <text:p>1/9/2026</text:p>
          </table:table-cell>
          <table:table-cell office:value-type="string">
            <text:p>00:00:11</text:p>
          </table:table-cell>
          <table:table-cell table:style-name="ce3" office:value-type="float" office:value="0">
            <text:p>0.00</text:p>
          </table:table-cell>
          <table:table-cell table:number-columns-repeated="1020"/>
        </table:table-row>
        <table:table-row table:style-name="ro1">
          <table:table-cell office:value-type="string">
            <text:p>Rahma Nur Fitriyani</text:p>
          </table:table-cell>
          <table:table-cell/>
          <table:table-cell office:value-type="string">
            <text:p>244:23:14</text:p>
          </table:table-cell>
          <table:table-cell table:style-name="ce3" office:value-type="float" office:value="244.39">
            <text:p>244.3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12:37:03</text:p>
          </table:table-cell>
          <table:table-cell table:style-name="ce3" office:value-type="float" office:value="12.62">
            <text:p>12.6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8">
            <text:p>12/18/2025</text:p>
          </table:table-cell>
          <table:table-cell office:value-type="string">
            <text:p>10:06:34</text:p>
          </table:table-cell>
          <table:table-cell table:style-name="ce3" office:value-type="float" office:value="10.11">
            <text:p>10.1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13:30:53</text:p>
          </table:table-cell>
          <table:table-cell table:style-name="ce3" office:value-type="float" office:value="13.51">
            <text:p>13.5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2">
            <text:p>12/22/2025</text:p>
          </table:table-cell>
          <table:table-cell office:value-type="string">
            <text:p>12:56:43</text:p>
          </table:table-cell>
          <table:table-cell table:style-name="ce3" office:value-type="float" office:value="12.95">
            <text:p>12.9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3">
            <text:p>12/23/2025</text:p>
          </table:table-cell>
          <table:table-cell office:value-type="string">
            <text:p>08:43:01</text:p>
          </table:table-cell>
          <table:table-cell table:style-name="ce3" office:value-type="float" office:value="8.72">
            <text:p>8.7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4">
            <text:p>12/24/2025</text:p>
          </table:table-cell>
          <table:table-cell office:value-type="string">
            <text:p>48:07:23</text:p>
          </table:table-cell>
          <table:table-cell table:style-name="ce3" office:value-type="float" office:value="48.12">
            <text:p>48.1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6">
            <text:p>12/26/2025</text:p>
          </table:table-cell>
          <table:table-cell office:value-type="string">
            <text:p>53:08:31</text:p>
          </table:table-cell>
          <table:table-cell table:style-name="ce3" office:value-type="float" office:value="53.14">
            <text:p>53.1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2">
            <text:p>1/2/2026</text:p>
          </table:table-cell>
          <table:table-cell office:value-type="string">
            <text:p>09:34:52</text:p>
          </table:table-cell>
          <table:table-cell table:style-name="ce3" office:value-type="float" office:value="9.58">
            <text:p>9.5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5">
            <text:p>1/5/2026</text:p>
          </table:table-cell>
          <table:table-cell office:value-type="string">
            <text:p>13:16:58</text:p>
          </table:table-cell>
          <table:table-cell table:style-name="ce3" office:value-type="float" office:value="13.28">
            <text:p>13.2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6">
            <text:p>1/6/2026</text:p>
          </table:table-cell>
          <table:table-cell office:value-type="string">
            <text:p>11:35:11</text:p>
          </table:table-cell>
          <table:table-cell table:style-name="ce3" office:value-type="float" office:value="11.59">
            <text:p>11.5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7">
            <text:p>1/7/2026</text:p>
          </table:table-cell>
          <table:table-cell office:value-type="string">
            <text:p>13:47:08</text:p>
          </table:table-cell>
          <table:table-cell table:style-name="ce3" office:value-type="float" office:value="13.79">
            <text:p>13.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8">
            <text:p>1/8/2026</text:p>
          </table:table-cell>
          <table:table-cell office:value-type="string">
            <text:p>13:31:24</text:p>
          </table:table-cell>
          <table:table-cell table:style-name="ce3" office:value-type="float" office:value="13.52">
            <text:p>13.5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9">
            <text:p>1/9/2026</text:p>
          </table:table-cell>
          <table:table-cell office:value-type="string">
            <text:p>23:27:33</text:p>
          </table:table-cell>
          <table:table-cell table:style-name="ce3" office:value-type="float" office:value="23.46">
            <text:p>23.46</text:p>
          </table:table-cell>
          <table:table-cell table:number-columns-repeated="1020"/>
        </table:table-row>
        <table:table-row table:style-name="ro1">
          <table:table-cell office:value-type="string">
            <text:p>Rionaldi Dwipurna Wongsoputra</text:p>
          </table:table-cell>
          <table:table-cell/>
          <table:table-cell office:value-type="string">
            <text:p>110:09:53</text:p>
          </table:table-cell>
          <table:table-cell table:style-name="ce3" office:value-type="float" office:value="110.16">
            <text:p>110.1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2">
            <text:p>12/12/2025</text:p>
          </table:table-cell>
          <table:table-cell office:value-type="string">
            <text:p>06:23:26</text:p>
          </table:table-cell>
          <table:table-cell table:style-name="ce3" office:value-type="float" office:value="6.39">
            <text:p>6.3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5">
            <text:p>12/15/2025</text:p>
          </table:table-cell>
          <table:table-cell office:value-type="string">
            <text:p>08:10:34</text:p>
          </table:table-cell>
          <table:table-cell table:style-name="ce3" office:value-type="float" office:value="8.18">
            <text:p>8.1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6">
            <text:p>12/16/2025</text:p>
          </table:table-cell>
          <table:table-cell office:value-type="string">
            <text:p>10:43:41</text:p>
          </table:table-cell>
          <table:table-cell table:style-name="ce3" office:value-type="float" office:value="10.73">
            <text:p>10.7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8:03:32</text:p>
          </table:table-cell>
          <table:table-cell table:style-name="ce3" office:value-type="float" office:value="8.06">
            <text:p>8.0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8">
            <text:p>12/18/2025</text:p>
          </table:table-cell>
          <table:table-cell office:value-type="string">
            <text:p>08:18:35</text:p>
          </table:table-cell>
          <table:table-cell table:style-name="ce3" office:value-type="float" office:value="8.31">
            <text:p>8.3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9">
            <text:p>12/19/2025</text:p>
          </table:table-cell>
          <table:table-cell office:value-type="string">
            <text:p>08:11:37</text:p>
          </table:table-cell>
          <table:table-cell table:style-name="ce3" office:value-type="float" office:value="8.19">
            <text:p>8.1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2">
            <text:p>12/22/2025</text:p>
          </table:table-cell>
          <table:table-cell office:value-type="string">
            <text:p>08:14:25</text:p>
          </table:table-cell>
          <table:table-cell table:style-name="ce3" office:value-type="float" office:value="8.24">
            <text:p>8.2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23">
            <text:p>12/23/2025</text:p>
          </table:table-cell>
          <table:table-cell office:value-type="string">
            <text:p>08:28:39</text:p>
          </table:table-cell>
          <table:table-cell table:style-name="ce3" office:value-type="float" office:value="8.48">
            <text:p>8.4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5">
            <text:p>1/5/2026</text:p>
          </table:table-cell>
          <table:table-cell office:value-type="string">
            <text:p>09:29:14</text:p>
          </table:table-cell>
          <table:table-cell table:style-name="ce3" office:value-type="float" office:value="9.49">
            <text:p>9.4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6">
            <text:p>1/6/2026</text:p>
          </table:table-cell>
          <table:table-cell office:value-type="string">
            <text:p>08:45:12</text:p>
          </table:table-cell>
          <table:table-cell table:style-name="ce3" office:value-type="float" office:value="8.75">
            <text:p>8.7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7">
            <text:p>1/7/2026</text:p>
          </table:table-cell>
          <table:table-cell office:value-type="string">
            <text:p>08:32:53</text:p>
          </table:table-cell>
          <table:table-cell table:style-name="ce3" office:value-type="float" office:value="8.55">
            <text:p>8.5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8">
            <text:p>1/8/2026</text:p>
          </table:table-cell>
          <table:table-cell office:value-type="string">
            <text:p>08:28:45</text:p>
          </table:table-cell>
          <table:table-cell table:style-name="ce3" office:value-type="float" office:value="8.48">
            <text:p>8.4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6-01-09">
            <text:p>1/9/2026</text:p>
          </table:table-cell>
          <table:table-cell office:value-type="string">
            <text:p>08:19:20</text:p>
          </table:table-cell>
          <table:table-cell table:style-name="ce3" office:value-type="float" office:value="8.32">
            <text:p>8.32</text:p>
          </table:table-cell>
          <table:table-cell table:number-columns-repeated="1020"/>
        </table:table-row>
        <table:table-row table:style-name="ro1">
          <table:table-cell office:value-type="string">
            <text:p>Stefannus Christian</text:p>
          </table:table-cell>
          <table:table-cell/>
          <table:table-cell office:value-type="string">
            <text:p>00:00:06</text:p>
          </table:table-cell>
          <table:table-cell table:style-name="ce3" office:value-type="float" office:value="0">
            <text:p>0.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date" office:date-value="2025-12-17">
            <text:p>12/17/2025</text:p>
          </table:table-cell>
          <table:table-cell office:value-type="string">
            <text:p>00:00:06</text:p>
          </table:table-cell>
          <table:table-cell table:style-name="ce3" office:value-type="float" office:value="0">
            <text:p>0.0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 office:value-type="string">
            <text:p>3792:57:50</text:p>
          </table:table-cell>
          <table:table-cell table:style-name="ce1" office:value-type="float" office:value="3792.93">
            <text:p>3792.93</text:p>
          </table:table-cell>
          <table:table-cell table:number-columns-repeated="1020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116">
      <number:number number:decimal-places="2" number:min-integer-digits="1" number:grouping="true"/>
      <number:text>  </number:text>
      <number:currency-symbol number:language="chr" number:country="US">$</number:currency-symbol>
    </number:currency-style>
    <number:number-style style:name="N117">
      <number:text>£</number:text>
      <number:number number:decimal-places="2" number:min-integer-digits="1" number:grouping="true"/>
    </number:number-style>
    <number:currency-style style:name="N118">
      <number:currency-symbol>€</number:currency-symbol>
      <number:text> </number:text>
      <number:number number:decimal-places="2" number:min-integer-digits="1" number:grouping="true"/>
    </number:currency-style>
    <number:percentage-style style:name="N119">
      <number:number number:decimal-places="1" number:min-integer-digits="1"/>
      <number:text>%</number:text>
    </number:percentage-style>
    <number:number-style style:name="N120P0" style:volatile="true">
      <number:number number:decimal-places="0" number:min-integer-digits="1" number:grouping="true"/>
    </number:number-style>
    <number:number-style style:name="N120"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2">01/12/2026</text:date>, <text:time>10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2T10:13:58.12</dc:date>
    <meta:document-statistic meta:table-count="1" meta:cell-count="610" meta:object-count="0"/>
    <meta:generator>OpenOffice/4.1.16$Win32 OpenOffice.org_project/4116m3$Build-9816</meta:generator>
  </office:meta>
</office:document-meta>
</file>